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176.74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92.44pt"/>
    </style:style>
    <style:style style:name="co5" style:family="table-column">
      <style:table-column-properties fo:break-before="auto" style:column-width="268.16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64.4pt"/>
    </style:style>
    <style:style style:name="co8" style:family="table-column">
      <style:table-column-properties fo:break-before="auto" style:column-width="67.89pt"/>
    </style:style>
    <style:style style:name="co9" style:family="table-column">
      <style:table-column-properties fo:break-before="auto" style:column-width="149.81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86.34pt"/>
    </style:style>
    <style:style style:name="co12" style:family="table-column">
      <style:table-column-properties fo:break-before="auto" style:column-width="85.55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06.11pt"/>
    </style:style>
    <style:style style:name="co15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44pt" fo:break-before="auto" style:use-optimal-row-height="false"/>
    </style:style>
    <style:style style:name="ro3" style:family="table-row">
      <style:table-row-properties style:row-height="22.45pt" fo:break-before="auto" style:use-optimal-row-height="true"/>
    </style:style>
    <style:style style:name="ro4" style:family="table-row">
      <style:table-row-properties style:row-height="23.19pt" fo:break-before="auto" style:use-optimal-row-height="false"/>
    </style:style>
    <style:style style:name="ro5" style:family="table-row">
      <style:table-row-properties style:row-height="77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end" fo:margin-left="0pt"/>
      <style:text-properties fo:color="#666666" style:font-name="Lato" fo:font-style="italic" style:font-style-asian="italic" style:font-style-complex="italic"/>
    </style:style>
    <style:style style:name="ce9" style:family="table-cell" style:parent-style-name="Default">
      <style:text-properties style:font-name="Lato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border="0.06pt solid #666666" style:vertical-align="middle"/>
      <style:text-properties fo:color="#666666" style:font-name="Lato" fo:font-style="italic" style:font-style-asian="italic" style:font-style-complex="italic"/>
    </style:style>
    <style:style style:name="ce13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17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23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24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29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font-name="Lato" fo:font-weight="bold" style:font-weight-asian="bold" style:font-weight-complex="bold"/>
    </style:style>
    <style:style style:name="ce41" style:family="table-cell" style:parent-style-name="Default">
      <style:table-cell-properties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cccccc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ext-properties fo:color="#000000" style:font-name="Lato" style:font-name-asian="Arial"/>
    </style:style>
    <style:style style:name="ce44" style:family="table-cell" style:parent-style-name="Default" style:data-style-name="N137">
      <style:table-cell-properties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38">
      <style:table-cell-properties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39">
      <style:table-cell-properties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22">
      <style:table-cell-properties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39"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39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1">
      <style:table-cell-properties fo:background-color="#cccccc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1">
      <style:table-cell-properties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1"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1">
      <style:text-properties style:font-name="Lato"/>
    </style:style>
    <style:style style:name="ce75" style:family="table-cell" style:parent-style-name="Default" style:data-style-name="N122">
      <style:text-properties style:font-name="Lato"/>
    </style:style>
    <style:style style:name="ce76" style:family="table-cell" style:parent-style-name="Default" style:data-style-name="N104">
      <style:text-properties style:font-name="Lato"/>
    </style:style>
    <style:style style:name="ce77" style:family="table-cell" style:parent-style-name="Default" style:data-style-name="N140">
      <style:table-cell-properties fo:background-color="#cccccc" style:vertical-align="bottom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40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40">
      <style:table-cell-properties style:vertical-align="bottom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41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41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100" style:family="table-cell" style:parent-style-name="Default">
      <style:table-cell-properties fo:wrap-option="wrap"/>
      <style:text-properties style:font-name="Lato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6"/>
        <table:table-column table:style-name="co3" table:default-cell-style-name="ce22"/>
        <table:table-column table:style-name="co3" table:default-cell-style-name="ce16"/>
        <table:table-column table:style-name="co3" table:default-cell-style-name="ce22"/>
        <table:table-column table:style-name="co3" table:default-cell-style-name="ce16"/>
        <table:table-column table:style-name="co3" table:default-cell-style-name="ce22"/>
        <table:table-column table:style-name="co3" table:default-cell-style-name="ce16"/>
        <table:table-column table:style-name="co4" table:number-columns-repeated="1015" table:default-cell-style-name="ce9"/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Approach <text:s/>(A)</text:p>
          </table:table-cell>
          <table:covered-table-cell table:style-name="ce17"/>
          <table:table-cell table:style-name="ce1" office:value-type="string" calcext:value-type="string" table:number-columns-spanned="2" table:number-rows-spanned="1">
            <text:p>Approach <text:s/>(B)</text:p>
          </table:table-cell>
          <table:covered-table-cell table:style-name="ce17"/>
          <table:table-cell table:style-name="ce1" office:value-type="string" calcext:value-type="string" table:number-columns-spanned="2" table:number-rows-spanned="1">
            <text:p>Approach (C)</text:p>
          </table:table-cell>
          <table:covered-table-cell table:style-name="ce17"/>
          <table:table-cell table:style-name="ce1" office:value-type="string" calcext:value-type="string" table:number-columns-spanned="1" table:number-rows-spanned="2">
            <text:p>Estimated Duration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Rough % of Const. Costs</text:p>
          </table:table-cell>
          <table:table-cell table:style-name="ce18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18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18" office:value-type="string" calcext:value-type="string">
            <text:p>Not-To-Exceed</text:p>
          </table:table-cell>
          <table:covered-table-cell table:style-name="ce2" table:formula="of:=[.E2]" office:value-type="string" office:string-value="Rough % of Const. Costs" calcext:value-type="string">
            <text:p>Rough % of Const. Costs</text:p>
          </table:covered-table-cell>
          <table:table-cell table:style-name="ce40" table:number-columns-repeated="1014"/>
          <table:table-cell/>
        </table:table-row>
        <table:table-row table:style-name="ro3">
          <table:table-cell table:style-name="ce3" office:value-type="percentage" office:value="0.1" calcext:value-type="percentage">
            <text:p>10.00%</text:p>
          </table:table-cell>
          <table:table-cell table:style-name="ce10" office:value-type="string" calcext:value-type="string">
            <text:p>Phase 1: </text:p>
            <text:p>Programming</text:p>
          </table:table-cell>
          <table:table-cell table:style-name="ce13" table:formula="of:=[.$A3]*[.C$9]" office:value-type="percentage" office:value="0.006" calcext:value-type="percentage">
            <text:p>0.6%</text:p>
          </table:table-cell>
          <table:table-cell table:style-name="ce19" table:formula="of:=[.C3]*[.$H$10]" office:value-type="currency" office:currency="USD" office:value="1200" calcext:value-type="currency">
            <text:p>$1,200</text:p>
          </table:table-cell>
          <table:table-cell table:style-name="ce13" table:formula="of:=[.$A3]*[.E$9]" office:value-type="percentage" office:value="0.007" calcext:value-type="percentage">
            <text:p>0.7%</text:p>
          </table:table-cell>
          <table:table-cell table:style-name="ce19" table:formula="of:=[.E3]*[.$H$10]" office:value-type="currency" office:currency="USD" office:value="1400" calcext:value-type="currency">
            <text:p>$1,400</text:p>
          </table:table-cell>
          <table:table-cell table:style-name="ce13" table:formula="of:=[.$A3]*[.G$9]" office:value-type="percentage" office:value="0.008" calcext:value-type="percentage">
            <text:p>0.8%</text:p>
          </table:table-cell>
          <table:table-cell table:style-name="ce19" table:formula="of:=[.G3]*[.$H$10]" office:value-type="currency" office:currency="USD" office:value="1600" calcext:value-type="currency">
            <text:p>$1,600</text:p>
          </table:table-cell>
          <table:table-cell table:style-name="ce29" table:formula="of:=ROUNDUP(['Hour Breakdown'.F10];0)" office:value-type="float" office:value="2" calcext:value-type="float">
            <text:p>2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2" calcext:value-type="percentage">
            <text:p>20.00%</text:p>
          </table:table-cell>
          <table:table-cell table:style-name="ce10" office:value-type="string" calcext:value-type="string">
            <text:p>Phase 2: </text:p>
            <text:p>Schematic Design</text:p>
          </table:table-cell>
          <table:table-cell table:style-name="ce13" table:formula="of:=[.$A4]*[.C$9]" office:value-type="percentage" office:value="0.012" calcext:value-type="percentage">
            <text:p>1.2%</text:p>
          </table:table-cell>
          <table:table-cell table:style-name="ce19" table:formula="of:=[.C4]*[.$H$10]" office:value-type="currency" office:currency="USD" office:value="2400" calcext:value-type="currency">
            <text:p>$2,400</text:p>
          </table:table-cell>
          <table:table-cell table:style-name="ce13" table:formula="of:=[.$A4]*[.E$9]" office:value-type="percentage" office:value="0.014" calcext:value-type="percentage">
            <text:p>1.4%</text:p>
          </table:table-cell>
          <table:table-cell table:style-name="ce19" table:formula="of:=[.E4]*[.$H$10]" office:value-type="currency" office:currency="USD" office:value="2800" calcext:value-type="currency">
            <text:p>$2,800</text:p>
          </table:table-cell>
          <table:table-cell table:style-name="ce13" table:formula="of:=[.$A4]*[.G$9]" office:value-type="percentage" office:value="0.016" calcext:value-type="percentage">
            <text:p>1.6%</text:p>
          </table:table-cell>
          <table:table-cell table:style-name="ce19" table:formula="of:=[.G4]*[.$H$10]" office:value-type="currency" office:currency="USD" office:value="3200" calcext:value-type="currency">
            <text:p>$3,200</text:p>
          </table:table-cell>
          <table:table-cell table:style-name="ce29" table:formula="of:=ROUNDUP(['Hour Breakdown'.F11];0)" office:value-type="float" office:value="3" calcext:value-type="float">
            <text:p>3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15" calcext:value-type="percentage">
            <text:p>15.00%</text:p>
          </table:table-cell>
          <table:table-cell table:style-name="ce10" office:value-type="string" calcext:value-type="string">
            <text:p>Phase 3: </text:p>
            <text:p>Design Development</text:p>
          </table:table-cell>
          <table:table-cell table:style-name="ce13" table:formula="of:=[.$A5]*[.C$9]" office:value-type="percentage" office:value="0.009" calcext:value-type="percentage">
            <text:p>0.9%</text:p>
          </table:table-cell>
          <table:table-cell table:style-name="ce19" table:formula="of:=[.C5]*[.$H$10]" office:value-type="currency" office:currency="USD" office:value="1800" calcext:value-type="currency">
            <text:p>$1,800</text:p>
          </table:table-cell>
          <table:table-cell table:style-name="ce13" table:formula="of:=[.$A5]*[.E$9]" office:value-type="percentage" office:value="0.0105" calcext:value-type="percentage">
            <text:p>1.1%</text:p>
          </table:table-cell>
          <table:table-cell table:style-name="ce19" table:formula="of:=[.E5]*[.$H$10]" office:value-type="currency" office:currency="USD" office:value="2100" calcext:value-type="currency">
            <text:p>$2,100</text:p>
          </table:table-cell>
          <table:table-cell table:style-name="ce13" table:formula="of:=[.$A5]*[.G$9]" office:value-type="percentage" office:value="0.012" calcext:value-type="percentage">
            <text:p>1.2%</text:p>
          </table:table-cell>
          <table:table-cell table:style-name="ce19" table:formula="of:=[.G5]*[.$H$10]" office:value-type="currency" office:currency="USD" office:value="2400" calcext:value-type="currency">
            <text:p>$2,400</text:p>
          </table:table-cell>
          <table:table-cell table:style-name="ce29" table:formula="of:=ROUNDUP(['Hour Breakdown'.F12];0)" office:value-type="float" office:value="2" calcext:value-type="float">
            <text:p>2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3" calcext:value-type="percentage">
            <text:p>30.00%</text:p>
          </table:table-cell>
          <table:table-cell table:style-name="ce10" office:value-type="string" calcext:value-type="string">
            <text:p>Phase 4: </text:p>
            <text:p>Construction Documents</text:p>
          </table:table-cell>
          <table:table-cell table:style-name="ce13" table:formula="of:=[.$A6]*[.C$9]" office:value-type="percentage" office:value="0.018" calcext:value-type="percentage">
            <text:p>1.8%</text:p>
          </table:table-cell>
          <table:table-cell table:style-name="ce19" table:formula="of:=[.C6]*[.$H$10]" office:value-type="currency" office:currency="USD" office:value="3600" calcext:value-type="currency">
            <text:p>$3,600</text:p>
          </table:table-cell>
          <table:table-cell table:style-name="ce13" table:formula="of:=[.$A6]*[.E$9]" office:value-type="percentage" office:value="0.021" calcext:value-type="percentage">
            <text:p>2.1%</text:p>
          </table:table-cell>
          <table:table-cell table:style-name="ce19" table:formula="of:=[.E6]*[.$H$10]" office:value-type="currency" office:currency="USD" office:value="4200" calcext:value-type="currency">
            <text:p>$4,200</text:p>
          </table:table-cell>
          <table:table-cell table:style-name="ce13" table:formula="of:=[.$A6]*[.G$9]" office:value-type="percentage" office:value="0.024" calcext:value-type="percentage">
            <text:p>2.4%</text:p>
          </table:table-cell>
          <table:table-cell table:style-name="ce19" table:formula="of:=[.G6]*[.$H$10]" office:value-type="currency" office:currency="USD" office:value="4800" calcext:value-type="currency">
            <text:p>$4,800</text:p>
          </table:table-cell>
          <table:table-cell table:style-name="ce29" table:formula="of:=ROUNDUP(['Hour Breakdown'.F13];0)" office:value-type="float" office:value="4" calcext:value-type="float">
            <text:p>4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Phase 5: </text:p>
            <text:p>Bidding &amp; Contract Negotiation</text:p>
          </table:table-cell>
          <table:table-cell table:style-name="ce13" table:formula="of:=[.$A7]*[.C$9]" office:value-type="percentage" office:value="0.003" calcext:value-type="percentage">
            <text:p>0.3%</text:p>
          </table:table-cell>
          <table:table-cell table:style-name="ce19" table:formula="of:=[.C7]*[.$H$10]" office:value-type="currency" office:currency="USD" office:value="600" calcext:value-type="currency">
            <text:p>$600</text:p>
          </table:table-cell>
          <table:table-cell table:style-name="ce13" table:formula="of:=[.$A7]*[.E$9]" office:value-type="percentage" office:value="0.0035" calcext:value-type="percentage">
            <text:p>0.4%</text:p>
          </table:table-cell>
          <table:table-cell table:style-name="ce19" table:formula="of:=[.E7]*[.$H$10]" office:value-type="currency" office:currency="USD" office:value="700" calcext:value-type="currency">
            <text:p>$700</text:p>
          </table:table-cell>
          <table:table-cell table:style-name="ce13" table:formula="of:=[.$A7]*[.G$9]" office:value-type="percentage" office:value="0.004" calcext:value-type="percentage">
            <text:p>0.4%</text:p>
          </table:table-cell>
          <table:table-cell table:style-name="ce19" table:formula="of:=[.G7]*[.$H$10]" office:value-type="currency" office:currency="USD" office:value="800" calcext:value-type="currency">
            <text:p>$800</text:p>
          </table:table-cell>
          <table:table-cell table:style-name="ce29" table:formula="of:=ROUNDUP(['Hour Breakdown'.F14];0)" office:value-type="float" office:value="1" calcext:value-type="float">
            <text:p>1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2" calcext:value-type="percentage">
            <text:p>20.00%</text:p>
          </table:table-cell>
          <table:table-cell table:style-name="ce10" office:value-type="string" calcext:value-type="string">
            <text:p>Phase 6: </text:p>
            <text:p>Construction Administration</text:p>
          </table:table-cell>
          <table:table-cell table:style-name="ce13" table:formula="of:=[.$A8]*[.C$9]" office:value-type="percentage" office:value="0.012" calcext:value-type="percentage">
            <text:p>1.2%</text:p>
          </table:table-cell>
          <table:table-cell table:style-name="ce19" table:formula="of:=[.C8]*[.$H$10]" office:value-type="currency" office:currency="USD" office:value="2400" calcext:value-type="currency">
            <text:p>$2,400</text:p>
          </table:table-cell>
          <table:table-cell table:style-name="ce13" table:formula="of:=[.$A8]*[.E$9]" office:value-type="percentage" office:value="0.014" calcext:value-type="percentage">
            <text:p>1.4%</text:p>
          </table:table-cell>
          <table:table-cell table:style-name="ce19" table:formula="of:=[.E8]*[.$H$10]" office:value-type="currency" office:currency="USD" office:value="2800" calcext:value-type="currency">
            <text:p>$2,800</text:p>
          </table:table-cell>
          <table:table-cell table:style-name="ce13" table:formula="of:=[.$A8]*[.G$9]" office:value-type="percentage" office:value="0.016" calcext:value-type="percentage">
            <text:p>1.6%</text:p>
          </table:table-cell>
          <table:table-cell table:style-name="ce19" table:formula="of:=[.G8]*[.$H$10]" office:value-type="currency" office:currency="USD" office:value="3200" calcext:value-type="currency">
            <text:p>$3,200</text:p>
          </table:table-cell>
          <table:table-cell table:style-name="ce29" office:value-type="string" calcext:value-type="string">
            <text:p>n/a</text:p>
          </table:table-cell>
          <table:table-cell table:number-columns-repeated="1015"/>
        </table:table-row>
        <table:table-row table:style-name="ro4">
          <table:table-cell table:style-name="ce4" table:formula="of:=SUM([.A3:.A8])" office:value-type="percentage" office:value="1" calcext:value-type="percentage">
            <text:p>100.00%</text:p>
          </table:table-cell>
          <table:table-cell table:style-name="ce11" office:value-type="string" calcext:value-type="string">
            <text:p>All Phases</text:p>
          </table:table-cell>
          <table:table-cell table:style-name="ce14" table:formula="of:=['Hour Breakdown'.B4]" office:value-type="percentage" office:value="0.06" calcext:value-type="percentage">
            <text:p>6.0%</text:p>
          </table:table-cell>
          <table:table-cell table:style-name="ce18" table:formula="of:=SUM([.D3:.D8])" office:value-type="currency" office:currency="USD" office:value="12000" calcext:value-type="currency">
            <text:p>$12,000</text:p>
          </table:table-cell>
          <table:table-cell table:style-name="ce14" table:formula="of:=[.C9]+0.01" office:value-type="percentage" office:value="0.07" calcext:value-type="percentage">
            <text:p>7.0%</text:p>
          </table:table-cell>
          <table:table-cell table:style-name="ce18" table:formula="of:=SUM([.F3:.F8])" office:value-type="currency" office:currency="USD" office:value="14000" calcext:value-type="currency">
            <text:p>$14,000</text:p>
          </table:table-cell>
          <table:table-cell table:style-name="ce14" table:formula="of:=[.E9]+0.01" office:value-type="percentage" office:value="0.08" calcext:value-type="percentage">
            <text:p>8.0%</text:p>
          </table:table-cell>
          <table:table-cell table:style-name="ce18" table:formula="of:=SUM([.H3:.H8])" office:value-type="currency" office:currency="USD" office:value="16000" calcext:value-type="currency">
            <text:p>$16,000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7" table:number-rows-spanned="1">
            <text:p>Assuming a Construction Cost = </text:p>
          </table:table-cell>
          <table:covered-table-cell table:style-name="ce12"/>
          <table:covered-table-cell table:number-columns-repeated="3" table:style-name="ce15"/>
          <table:covered-table-cell table:style-name="ce23"/>
          <table:covered-table-cell table:style-name="ce15"/>
          <table:table-cell table:style-name="ce24" table:formula="of:=['Hour Breakdown'.B3]" office:value-type="currency" office:currency="USD" office:value="200000" calcext:value-type="currency">
            <text:p>$200,000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 Breakdown" table:style-name="ta1"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11" table:default-cell-style-name="ce9"/>
        <table:table-column table:style-name="co10" table:default-cell-style-name="ce9"/>
        <table:table-column table:style-name="co12" table:default-cell-style-name="ce9"/>
        <table:table-column table:style-name="co13" table:number-columns-repeated="1014" table:default-cell-style-name="ce9"/>
        <table:table-row table:style-name="ro1">
          <table:table-cell table:style-name="ce41" office:value-type="string" calcext:value-type="string">
            <text:p>Square Footage</text:p>
          </table:table-cell>
          <table:table-cell table:style-name="ce44" office:value-type="float" office:value="23000" calcext:value-type="float">
            <text:p>23,000 SF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Estimated Dollar per Square Footage</text:p>
          </table:table-cell>
          <table:table-cell table:style-name="ce45" office:value-type="float" office:value="50" calcext:value-type="float">
            <text:p>50 $/SF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otal Estimated Construction Costs</text:p>
          </table:table-cell>
          <table:table-cell table:style-name="ce64" office:value-type="float" office:value="200000" calcext:value-type="float">
            <text:p>$200,000.00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Architecture/Eng Fees - Percentage of Construction</text:p>
          </table:table-cell>
          <table:table-cell table:style-name="ce68" table:formula="of:=[$'Hourly Rates'.F6]" office:value-type="percentage" office:value="0.06" calcext:value-type="percentage">
            <text:p>6.0%</text:p>
          </table:table-cell>
          <table:table-cell table:style-name="ce68"/>
          <table:table-cell table:number-columns-repeated="1021"/>
        </table:table-row>
        <table:table-row table:style-name="ro1">
          <table:table-cell table:style-name="ce41" office:value-type="string" calcext:value-type="string">
            <text:p>Architecture &amp; Engineering Fees</text:p>
          </table:table-cell>
          <table:table-cell table:style-name="ce69" table:formula="of:=[.B4]*[.B3]" office:value-type="float" office:value="12000" calcext:value-type="float">
            <text:p>$12,000.00</text:p>
          </table:table-cell>
          <table:table-cell table:style-name="ce68"/>
          <table:table-cell table:number-columns-repeated="1021"/>
        </table:table-row>
        <table:table-row table:style-name="ro1">
          <table:table-cell table:style-name="ce41"/>
          <table:table-cell table:style-name="ce68"/>
          <table:table-cell table:number-columns-repeated="1022"/>
        </table:table-row>
        <table:table-row table:style-name="ro1">
          <table:table-cell table:style-name="ce41"/>
          <table:table-cell table:style-name="ce70"/>
          <table:table-cell table:style-name="ce41" table:number-columns-repeated="3"/>
          <table:table-cell table:style-name="ce79" table:number-columns-repeated="4"/>
          <table:table-cell table:style-name="ce82"/>
          <table:table-cell table:number-columns-repeated="1014"/>
        </table:table-row>
        <table:table-row table:style-name="ro1">
          <table:table-cell table:style-name="ce41" office:value-type="string" calcext:value-type="string">
            <text:p>Average ($/Hr) Billing Rate</text:p>
          </table:table-cell>
          <table:table-cell table:style-name="ce70" office:value-type="float" office:value="55" calcext:value-type="float">
            <text:p>$55.00</text:p>
          </table:table-cell>
          <table:table-cell table:style-name="ce41" table:number-columns-repeated="3"/>
          <table:table-cell table:style-name="ce79" table:number-columns-repeated="4"/>
          <table:table-cell table:style-name="ce82"/>
          <table:table-cell table:number-columns-repeated="1014"/>
        </table:table-row>
        <table:table-row table:style-name="ro1">
          <table:table-cell table:style-name="ce42"/>
          <table:table-cell table:style-name="ce71"/>
          <table:table-cell table:style-name="ce42" office:value-type="string" calcext:value-type="string">
            <text:p>Each Phase</text:p>
          </table:table-cell>
          <table:table-cell table:style-name="ce42" office:value-type="string" calcext:value-type="string">
            <text:p>Cumulative</text:p>
          </table:table-cell>
          <table:table-cell table:style-name="ce77" office:value-type="string" calcext:value-type="string">
            <text:p>Hours dedicated to each phase</text:p>
          </table:table-cell>
          <table:table-cell table:style-name="ce77" office:value-type="string" calcext:value-type="string">
            <text:p>weeks - 1/2 person</text:p>
          </table:table-cell>
          <table:table-cell table:style-name="ce77" office:value-type="string" calcext:value-type="string">
            <text:p>weeks - 3/4 person</text:p>
          </table:table-cell>
          <table:table-cell table:style-name="ce77" office:value-type="string" calcext:value-type="string">
            <text:p>weeks - 1 person</text:p>
          </table:table-cell>
          <table:table-cell table:style-name="ce77" office:value-type="string" calcext:value-type="string">
            <text:p>weeks - 1.5 person</text:p>
          </table:table-cell>
          <table:table-cell table:style-name="ce77" office:value-type="string" calcext:value-type="string">
            <text:p>weeks - 2 people</text:p>
          </table:table-cell>
          <table:table-cell table:style-name="ce77" office:value-type="string" calcext:value-type="string">
            <text:p>Weeks – 2.5 people</text:p>
          </table:table-cell>
          <table:table-cell table:style-name="ce77" office:value-type="string" calcext:value-type="string">
            <text:p>Weeks – 3 people</text:p>
          </table:table-cell>
          <table:table-cell table:number-columns-repeated="1012"/>
        </table:table-row>
        <table:table-row table:style-name="ro1">
          <table:table-cell table:style-name="ce41" office:value-type="string" calcext:value-type="string">
            <text:p>Phase 1 - Programming</text:p>
          </table:table-cell>
          <table:table-cell table:style-name="ce72" table:formula="of:=['Fee Breakdown'.A3]" office:value-type="percentage" office:value="0.1" calcext:value-type="percentage">
            <text:p>10.00%</text:p>
          </table:table-cell>
          <table:table-cell table:style-name="ce69" table:formula="of:=[.B10]*[.B$5]" office:value-type="float" office:value="1200" calcext:value-type="float">
            <text:p>$1,200.00</text:p>
          </table:table-cell>
          <table:table-cell table:style-name="ce69" table:formula="of:=[.C10]" office:value-type="float" office:value="1200" calcext:value-type="float">
            <text:p>$1,200.00</text:p>
          </table:table-cell>
          <table:table-cell table:style-name="ce78" table:formula="of:=[.C10]/[.B$8]" office:value-type="float" office:value="21.8181818181818" calcext:value-type="float">
            <text:p>22 hrs</text:p>
          </table:table-cell>
          <table:table-cell table:style-name="ce80" table:formula="of:=[.E10]/20" office:value-type="float" office:value="1.09090909090909" calcext:value-type="float">
            <text:p>1.1 wks</text:p>
          </table:table-cell>
          <table:table-cell table:style-name="ce80" table:formula="of:=[.E10]/30" office:value-type="float" office:value="0.727272727272727" calcext:value-type="float">
            <text:p>0.7 wks</text:p>
          </table:table-cell>
          <table:table-cell table:style-name="ce80" table:formula="of:=[.E10]/40" office:value-type="float" office:value="0.545454545454545" calcext:value-type="float">
            <text:p>0.5 wks</text:p>
          </table:table-cell>
          <table:table-cell table:style-name="ce80" table:formula="of:=[.H10]/1.5" office:value-type="float" office:value="0.363636363636364" calcext:value-type="float">
            <text:p>0.4 wks</text:p>
          </table:table-cell>
          <table:table-cell table:style-name="ce80" table:formula="of:=[.H10]/2" office:value-type="float" office:value="0.272727272727273" calcext:value-type="float">
            <text:p>0.3 wks</text:p>
          </table:table-cell>
          <table:table-cell table:style-name="ce80" table:formula="of:=[.H10]/2.5" office:value-type="float" office:value="0.218181818181818" calcext:value-type="float">
            <text:p>0.2 wks</text:p>
          </table:table-cell>
          <table:table-cell table:style-name="ce80" table:formula="of:=[.H10]/3" office:value-type="float" office:value="0.181818181818182" calcext:value-type="float">
            <text:p>0.2 wks</text:p>
          </table:table-cell>
          <table:table-cell table:number-columns-repeated="1012"/>
        </table:table-row>
        <table:table-row table:style-name="ro1">
          <table:table-cell table:style-name="ce41" office:value-type="string" calcext:value-type="string">
            <text:p>Phase 2 - Schematic</text:p>
          </table:table-cell>
          <table:table-cell table:style-name="ce72" table:formula="of:=['Fee Breakdown'.A4]" office:value-type="percentage" office:value="0.2" calcext:value-type="percentage">
            <text:p>20.00%</text:p>
          </table:table-cell>
          <table:table-cell table:style-name="ce69" table:formula="of:=[.B11]*[.B$5]" office:value-type="float" office:value="2400" calcext:value-type="float">
            <text:p>$2,400.00</text:p>
          </table:table-cell>
          <table:table-cell table:style-name="ce69" table:formula="of:=[.D10]+[.C11]" office:value-type="float" office:value="3600" calcext:value-type="float">
            <text:p>$3,600.00</text:p>
          </table:table-cell>
          <table:table-cell table:style-name="ce78" table:formula="of:=[.C11]/[.B$8]" office:value-type="float" office:value="43.6363636363636" calcext:value-type="float">
            <text:p>44 hrs</text:p>
          </table:table-cell>
          <table:table-cell table:style-name="ce80" table:formula="of:=[.E11]/20" office:value-type="float" office:value="2.18181818181818" calcext:value-type="float">
            <text:p>2.2 wks</text:p>
          </table:table-cell>
          <table:table-cell table:style-name="ce80" table:formula="of:=[.E11]/30" office:value-type="float" office:value="1.45454545454545" calcext:value-type="float">
            <text:p>1.5 wks</text:p>
          </table:table-cell>
          <table:table-cell table:style-name="ce80" table:formula="of:=[.E11]/40" office:value-type="float" office:value="1.09090909090909" calcext:value-type="float">
            <text:p>1.1 wks</text:p>
          </table:table-cell>
          <table:table-cell table:style-name="ce80" table:formula="of:=[.H11]/1.5" office:value-type="float" office:value="0.727272727272727" calcext:value-type="float">
            <text:p>0.7 wks</text:p>
          </table:table-cell>
          <table:table-cell table:style-name="ce80" table:formula="of:=[.H11]/2" office:value-type="float" office:value="0.545454545454545" calcext:value-type="float">
            <text:p>0.5 wks</text:p>
          </table:table-cell>
          <table:table-cell table:style-name="ce80" table:formula="of:=[.H11]/2.5" office:value-type="float" office:value="0.436363636363636" calcext:value-type="float">
            <text:p>0.4 wks</text:p>
          </table:table-cell>
          <table:table-cell table:style-name="ce80" table:formula="of:=[.H11]/3" office:value-type="float" office:value="0.363636363636364" calcext:value-type="float">
            <text:p>0.4 wks</text:p>
          </table:table-cell>
          <table:table-cell table:number-columns-repeated="1012"/>
        </table:table-row>
        <table:table-row table:style-name="ro1">
          <table:table-cell table:style-name="ce41" office:value-type="string" calcext:value-type="string">
            <text:p>Phase 3 - Design Development</text:p>
          </table:table-cell>
          <table:table-cell table:style-name="ce72" table:formula="of:=['Fee Breakdown'.A5]" office:value-type="percentage" office:value="0.15" calcext:value-type="percentage">
            <text:p>15.00%</text:p>
          </table:table-cell>
          <table:table-cell table:style-name="ce69" table:formula="of:=[.B12]*[.B$5]" office:value-type="float" office:value="1800" calcext:value-type="float">
            <text:p>$1,800.00</text:p>
          </table:table-cell>
          <table:table-cell table:style-name="ce69" table:formula="of:=[.D11]+[.C12]" office:value-type="float" office:value="5400" calcext:value-type="float">
            <text:p>$5,400.00</text:p>
          </table:table-cell>
          <table:table-cell table:style-name="ce78" table:formula="of:=[.C12]/[.B$8]" office:value-type="float" office:value="32.7272727272727" calcext:value-type="float">
            <text:p>33 hrs</text:p>
          </table:table-cell>
          <table:table-cell table:style-name="ce80" table:formula="of:=[.E12]/20" office:value-type="float" office:value="1.63636363636364" calcext:value-type="float">
            <text:p>1.6 wks</text:p>
          </table:table-cell>
          <table:table-cell table:style-name="ce80" table:formula="of:=[.E12]/30" office:value-type="float" office:value="1.09090909090909" calcext:value-type="float">
            <text:p>1.1 wks</text:p>
          </table:table-cell>
          <table:table-cell table:style-name="ce80" table:formula="of:=[.E12]/40" office:value-type="float" office:value="0.818181818181818" calcext:value-type="float">
            <text:p>0.8 wks</text:p>
          </table:table-cell>
          <table:table-cell table:style-name="ce80" table:formula="of:=[.H12]/1.5" office:value-type="float" office:value="0.545454545454545" calcext:value-type="float">
            <text:p>0.5 wks</text:p>
          </table:table-cell>
          <table:table-cell table:style-name="ce80" table:formula="of:=[.H12]/2" office:value-type="float" office:value="0.409090909090909" calcext:value-type="float">
            <text:p>0.4 wks</text:p>
          </table:table-cell>
          <table:table-cell table:style-name="ce80" table:formula="of:=[.H12]/2.5" office:value-type="float" office:value="0.327272727272727" calcext:value-type="float">
            <text:p>0.3 wks</text:p>
          </table:table-cell>
          <table:table-cell table:style-name="ce80" table:formula="of:=[.H12]/3" office:value-type="float" office:value="0.272727272727273" calcext:value-type="float">
            <text:p>0.3 wks</text:p>
          </table:table-cell>
          <table:table-cell table:number-columns-repeated="1012"/>
        </table:table-row>
        <table:table-row table:style-name="ro1">
          <table:table-cell table:style-name="ce41" office:value-type="string" calcext:value-type="string">
            <text:p>Phase 4 - Construction Documents</text:p>
          </table:table-cell>
          <table:table-cell table:style-name="ce72" table:formula="of:=['Fee Breakdown'.A6]" office:value-type="percentage" office:value="0.3" calcext:value-type="percentage">
            <text:p>30.00%</text:p>
          </table:table-cell>
          <table:table-cell table:style-name="ce69" table:formula="of:=[.B13]*[.B$5]" office:value-type="float" office:value="3600" calcext:value-type="float">
            <text:p>$3,600.00</text:p>
          </table:table-cell>
          <table:table-cell table:style-name="ce69" table:formula="of:=[.D12]+[.C13]" office:value-type="float" office:value="9000" calcext:value-type="float">
            <text:p>$9,000.00</text:p>
          </table:table-cell>
          <table:table-cell table:style-name="ce78" table:formula="of:=[.C13]/[.B$8]" office:value-type="float" office:value="65.4545454545455" calcext:value-type="float">
            <text:p>65 hrs</text:p>
          </table:table-cell>
          <table:table-cell table:style-name="ce80" table:formula="of:=[.E13]/20" office:value-type="float" office:value="3.27272727272727" calcext:value-type="float">
            <text:p>3.3 wks</text:p>
          </table:table-cell>
          <table:table-cell table:style-name="ce80" table:formula="of:=[.E13]/30" office:value-type="float" office:value="2.18181818181818" calcext:value-type="float">
            <text:p>2.2 wks</text:p>
          </table:table-cell>
          <table:table-cell table:style-name="ce80" table:formula="of:=[.E13]/40" office:value-type="float" office:value="1.63636363636364" calcext:value-type="float">
            <text:p>1.6 wks</text:p>
          </table:table-cell>
          <table:table-cell table:style-name="ce80" table:formula="of:=[.H13]/1.5" office:value-type="float" office:value="1.09090909090909" calcext:value-type="float">
            <text:p>1.1 wks</text:p>
          </table:table-cell>
          <table:table-cell table:style-name="ce80" table:formula="of:=[.H13]/2" office:value-type="float" office:value="0.818181818181818" calcext:value-type="float">
            <text:p>0.8 wks</text:p>
          </table:table-cell>
          <table:table-cell table:style-name="ce80" table:formula="of:=[.H13]/2.5" office:value-type="float" office:value="0.654545454545455" calcext:value-type="float">
            <text:p>0.7 wks</text:p>
          </table:table-cell>
          <table:table-cell table:style-name="ce80" table:formula="of:=[.H13]/3" office:value-type="float" office:value="0.545454545454546" calcext:value-type="float">
            <text:p>0.5 wks</text:p>
          </table:table-cell>
          <table:table-cell table:number-columns-repeated="1012"/>
        </table:table-row>
        <table:table-row table:style-name="ro1">
          <table:table-cell table:style-name="ce41" office:value-type="string" calcext:value-type="string">
            <text:p>Phase 5 - Bidding and Construction Contract Negotiation </text:p>
          </table:table-cell>
          <table:table-cell table:style-name="ce72" table:formula="of:=['Fee Breakdown'.A7]" office:value-type="percentage" office:value="0.05" calcext:value-type="percentage">
            <text:p>5.00%</text:p>
          </table:table-cell>
          <table:table-cell table:style-name="ce69" table:formula="of:=[.B14]*[.B$5]" office:value-type="float" office:value="600" calcext:value-type="float">
            <text:p>$600.00</text:p>
          </table:table-cell>
          <table:table-cell table:style-name="ce69" table:formula="of:=[.D13]+[.C14]" office:value-type="float" office:value="9600" calcext:value-type="float">
            <text:p>$9,600.00</text:p>
          </table:table-cell>
          <table:table-cell table:style-name="ce78" table:formula="of:=[.C14]/[.B$8]" office:value-type="float" office:value="10.9090909090909" calcext:value-type="float">
            <text:p>11 hrs</text:p>
          </table:table-cell>
          <table:table-cell table:style-name="ce80" table:formula="of:=[.E14]/20" office:value-type="float" office:value="0.545454545454545" calcext:value-type="float">
            <text:p>0.5 wks</text:p>
          </table:table-cell>
          <table:table-cell table:style-name="ce80" table:formula="of:=[.E14]/30" office:value-type="float" office:value="0.363636363636364" calcext:value-type="float">
            <text:p>0.4 wks</text:p>
          </table:table-cell>
          <table:table-cell table:style-name="ce80" table:formula="of:=[.E14]/40" office:value-type="float" office:value="0.272727272727273" calcext:value-type="float">
            <text:p>0.3 wks</text:p>
          </table:table-cell>
          <table:table-cell table:style-name="ce80" table:formula="of:=[.H14]/1.5" office:value-type="float" office:value="0.181818181818182" calcext:value-type="float">
            <text:p>0.2 wks</text:p>
          </table:table-cell>
          <table:table-cell table:style-name="ce80" table:formula="of:=[.H14]/2" office:value-type="float" office:value="0.136363636363636" calcext:value-type="float">
            <text:p>0.1 wks</text:p>
          </table:table-cell>
          <table:table-cell table:style-name="ce80" table:formula="of:=[.H14]/2.5" office:value-type="float" office:value="0.109090909090909" calcext:value-type="float">
            <text:p>0.1 wks</text:p>
          </table:table-cell>
          <table:table-cell table:style-name="ce80" table:formula="of:=[.H14]/3" office:value-type="float" office:value="0.0909090909090909" calcext:value-type="float">
            <text:p>0.1 wks</text:p>
          </table:table-cell>
          <table:table-cell table:number-columns-repeated="1012"/>
        </table:table-row>
        <table:table-row table:style-name="ro1">
          <table:table-cell table:style-name="ce41" office:value-type="string" calcext:value-type="string">
            <text:p>Phase 6 - Construction Administration</text:p>
          </table:table-cell>
          <table:table-cell table:style-name="ce72" table:formula="of:=['Fee Breakdown'.A8]" office:value-type="percentage" office:value="0.2" calcext:value-type="percentage">
            <text:p>20.00%</text:p>
          </table:table-cell>
          <table:table-cell table:style-name="ce69" table:formula="of:=[.B15]*[.B$5]" office:value-type="float" office:value="2400" calcext:value-type="float">
            <text:p>$2,400.00</text:p>
          </table:table-cell>
          <table:table-cell table:style-name="ce69" table:formula="of:=[.D14]+[.C15]" office:value-type="float" office:value="12000" calcext:value-type="float">
            <text:p>$12,000.00</text:p>
          </table:table-cell>
          <table:table-cell table:style-name="ce78" table:formula="of:=[.C15]/[.B$8]" office:value-type="float" office:value="43.6363636363636" calcext:value-type="float">
            <text:p>44 hrs</text:p>
          </table:table-cell>
          <table:table-cell table:style-name="ce81" table:formula="of:=[.E15]/20" office:value-type="float" office:value="2.18181818181818" calcext:value-type="float">
            <text:p>2.2 wks</text:p>
          </table:table-cell>
          <table:table-cell table:style-name="ce81" table:formula="of:=[.E15]/30" office:value-type="float" office:value="1.45454545454545" calcext:value-type="float">
            <text:p>1.5 wks</text:p>
          </table:table-cell>
          <table:table-cell table:style-name="ce81" table:formula="of:=[.E15]/40" office:value-type="float" office:value="1.09090909090909" calcext:value-type="float">
            <text:p>1.1 wks</text:p>
          </table:table-cell>
          <table:table-cell table:style-name="ce81" table:formula="of:=[.H15]/1.5" office:value-type="float" office:value="0.727272727272727" calcext:value-type="float">
            <text:p>0.7 wks</text:p>
          </table:table-cell>
          <table:table-cell table:style-name="ce81" table:formula="of:=[.H15]/2" office:value-type="float" office:value="0.545454545454545" calcext:value-type="float">
            <text:p>0.5 wks</text:p>
          </table:table-cell>
          <table:table-cell table:style-name="ce80" table:formula="of:=[.H15]/2.5" office:value-type="float" office:value="0.436363636363636" calcext:value-type="float">
            <text:p>0.4 wks</text:p>
          </table:table-cell>
          <table:table-cell table:style-name="ce80" table:formula="of:=[.H15]/3" office:value-type="float" office:value="0.363636363636364" calcext:value-type="float">
            <text:p>0.4 wks</text:p>
          </table:table-cell>
          <table:table-cell table:number-columns-repeated="1012"/>
        </table:table-row>
        <table:table-row table:style-name="ro1">
          <table:table-cell table:style-name="ce41"/>
          <table:table-cell table:style-name="ce73" table:formula="of:=SUM([.B10:.B15])" office:value-type="percentage" office:value="1" calcext:value-type="percentage">
            <text:p>100.00%</text:p>
          </table:table-cell>
          <table:table-cell table:style-name="ce69" table:formula="of:=[.B16]*[.B$5]" office:value-type="float" office:value="12000" calcext:value-type="float">
            <text:p>$12,000.00</text:p>
          </table:table-cell>
          <table:table-cell table:style-name="ce69" table:formula="of:=[.C16]" office:value-type="float" office:value="12000" calcext:value-type="float">
            <text:p>$12,000.00</text:p>
          </table:table-cell>
          <table:table-cell table:style-name="ce78" table:formula="of:=[.C16]/[.B$8]" office:value-type="float" office:value="218.181818181818" calcext:value-type="float">
            <text:p>218 hrs</text:p>
          </table:table-cell>
          <table:table-cell table:style-name="ce80" table:formula="of:=SUM([.F10:.F15])" office:value-type="float" office:value="10.9090909090909" calcext:value-type="float">
            <text:p>10.9 wks</text:p>
          </table:table-cell>
          <table:table-cell table:style-name="ce80" table:formula="of:=SUM([.G10:.G15])" office:value-type="float" office:value="7.27272727272727" calcext:value-type="float">
            <text:p>7.3 wks</text:p>
          </table:table-cell>
          <table:table-cell table:style-name="ce80" table:formula="of:=SUM([.H10:.H15])" office:value-type="float" office:value="5.45454545454546" calcext:value-type="float">
            <text:p>5.5 wks</text:p>
          </table:table-cell>
          <table:table-cell table:style-name="ce80" table:formula="of:=SUM([.I10:.I15])" office:value-type="float" office:value="3.63636363636364" calcext:value-type="float">
            <text:p>3.6 wks</text:p>
          </table:table-cell>
          <table:table-cell table:style-name="ce80" table:formula="of:=SUM([.J10:.J15])" office:value-type="float" office:value="2.72727272727273" calcext:value-type="float">
            <text:p>2.7 wks</text:p>
          </table:table-cell>
          <table:table-cell table:style-name="ce80" table:formula="of:=SUM([.K10:.K15])" office:value-type="float" office:value="2.18181818181818" calcext:value-type="float">
            <text:p>2.2 wks</text:p>
          </table:table-cell>
          <table:table-cell table:style-name="ce80" table:formula="of:=SUM([.L10:.L15])" office:value-type="float" office:value="1.81818181818182" calcext:value-type="float">
            <text:p>1.8 wks</text:p>
          </table:table-cell>
          <table:table-cell table:number-columns-repeated="1012"/>
        </table:table-row>
        <table:table-row table:style-name="ro1" table:number-rows-repeated="2">
          <table:table-cell table:style-name="ce41"/>
          <table:table-cell table:style-name="ce73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3"/>
          <table:table-cell table:style-name="ce74"/>
          <table:table-cell table:style-name="ce75"/>
          <table:table-cell table:style-name="ce76"/>
          <table:table-cell table:number-columns-repeated="1020"/>
        </table:table-row>
        <table:table-row table:style-name="ro1" table:number-rows-repeated="4">
          <table:table-cell/>
          <table:table-cell table:style-name="ce74"/>
          <table:table-cell table:style-name="ce75"/>
          <table:table-cell table:style-name="ce76"/>
          <table:table-cell table:number-columns-repeated="1020"/>
        </table:table-row>
        <table:table-row table:style-name="ro1">
          <table:table-cell/>
          <table:table-cell table:style-name="ce74" table:number-columns-repeated="2"/>
          <table:table-cell table:style-name="ce76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ly Rates" table:style-name="ta1">
        <table:table-column table:style-name="co14" table:default-cell-style-name="ce9"/>
        <table:table-column table:style-name="co15" table:number-columns-repeated="3" table:default-cell-style-name="ce9"/>
        <table:table-column table:style-name="co15" table:default-cell-style-name="ce75"/>
        <table:table-column table:style-name="co15" table:visibility="collapse" table:default-cell-style-name="ce75"/>
        <table:table-column table:style-name="co13" table:number-columns-repeated="1018" table:default-cell-style-name="ce9"/>
        <table:table-row table:style-name="ro5">
          <table:table-cell table:style-name="ce83" office:value-type="string" calcext:value-type="string">
            <text:p>Skill Level</text:p>
          </table:table-cell>
          <table:table-cell table:style-name="ce83" office:value-type="string" calcext:value-type="string">
            <text:p>Approach</text:p>
            <text:p>(A)</text:p>
          </table:table-cell>
          <table:table-cell table:style-name="ce83" office:value-type="string" calcext:value-type="string">
            <text:p>Approach</text:p>
            <text:p>(B)</text:p>
          </table:table-cell>
          <table:table-cell table:style-name="ce83" office:value-type="string" calcext:value-type="string">
            <text:p>Approach</text:p>
            <text:p>(C)</text:p>
          </table:table-cell>
          <table:table-cell table:style-name="ce95" office:value-type="string" calcext:value-type="string">
            <text:p>A Rough Estimated Percentage of Fees</text:p>
          </table:table-cell>
          <table:table-cell table:style-name="ce95" office:value-type="string" calcext:value-type="string">
            <text:p>A Rough Estimated Percentage of Overall Construction Costs</text:p>
          </table:table-cell>
          <table:table-cell table:style-name="ce100" table:number-columns-repeated="1014"/>
          <table:table-cell table:number-columns-repeated="4"/>
        </table:table-row>
        <table:table-row table:style-name="ro1">
          <table:table-cell table:style-name="ce85" office:value-type="string" calcext:value-type="string" table:number-columns-spanned="5" table:number-rows-spanned="1">
            <text:p>OpeningDETAIL</text:p>
          </table:table-cell>
          <table:covered-table-cell table:number-columns-repeated="3" table:style-name="ce89"/>
          <table:covered-table-cell table:style-name="ce96"/>
          <table:table-cell table:style-name="ce97" office:value-type="percentage" office:value="0.06" calcext:value-type="percentage">
            <text:p>6.0%</text:p>
          </table:table-cell>
          <table:table-cell table:number-columns-repeated="1018"/>
        </table:table-row>
        <table:table-row table:style-name="ro1">
          <table:table-cell table:style-name="ce86" office:value-type="string" calcext:value-type="string">
            <text:p>Skill Level 1 (Senior Architect)</text:p>
          </table:table-cell>
          <table:table-cell table:style-name="ce91" office:value-type="float" office:value="65" calcext:value-type="float">
            <text:p>$65/HR</text:p>
          </table:table-cell>
          <table:table-cell table:style-name="ce91" table:formula="of:=[.B3]+10" office:value-type="float" office:value="75" calcext:value-type="float">
            <text:p>$75/HR</text:p>
          </table:table-cell>
          <table:table-cell table:style-name="ce91" table:formula="of:=[.C3]+10" office:value-type="float" office:value="85" calcext:value-type="float">
            <text:p>$85/HR</text:p>
          </table:table-cell>
          <table:table-cell table:style-name="ce96" office:value-type="percentage" office:value="0.65" calcext:value-type="percentage">
            <text:p>65.0%</text:p>
          </table:table-cell>
          <table:table-cell table:style-name="ce97"/>
          <table:table-cell table:number-columns-repeated="1018"/>
        </table:table-row>
        <table:table-row table:style-name="ro1">
          <table:table-cell table:style-name="ce86" office:value-type="string" calcext:value-type="string">
            <text:p>Skill Level 2 (Architect)</text:p>
          </table:table-cell>
          <table:table-cell table:style-name="ce91" office:value-type="float" office:value="55" calcext:value-type="float">
            <text:p>$55/HR</text:p>
          </table:table-cell>
          <table:table-cell table:style-name="ce91" table:formula="of:=[.B4]+10" office:value-type="float" office:value="65" calcext:value-type="float">
            <text:p>$65/HR</text:p>
          </table:table-cell>
          <table:table-cell table:style-name="ce91" table:formula="of:=[.C4]+10" office:value-type="float" office:value="75" calcext:value-type="float">
            <text:p>$75/HR</text:p>
          </table:table-cell>
          <table:table-cell table:style-name="ce96" office:value-type="percentage" office:value="0.25" calcext:value-type="percentage">
            <text:p>25.0%</text:p>
          </table:table-cell>
          <table:table-cell table:style-name="ce97"/>
          <table:table-cell table:number-columns-repeated="1018"/>
        </table:table-row>
        <table:table-row table:style-name="ro1">
          <table:table-cell table:style-name="ce86" office:value-type="string" calcext:value-type="string">
            <text:p>Skill Level 3 (Intern)</text:p>
          </table:table-cell>
          <table:table-cell table:style-name="ce91" office:value-type="float" office:value="45" calcext:value-type="float">
            <text:p>$45/HR</text:p>
          </table:table-cell>
          <table:table-cell table:style-name="ce91" table:formula="of:=[.B5]+10" office:value-type="float" office:value="55" calcext:value-type="float">
            <text:p>$55/HR</text:p>
          </table:table-cell>
          <table:table-cell table:style-name="ce91" table:formula="of:=[.C5]+10" office:value-type="float" office:value="65" calcext:value-type="float">
            <text:p>$65/HR</text:p>
          </table:table-cell>
          <table:table-cell table:style-name="ce96" office:value-type="percentage" office:value="0.1" calcext:value-type="percentage">
            <text:p>10.0%</text:p>
          </table:table-cell>
          <table:table-cell table:style-name="ce97"/>
          <table:table-cell table:number-columns-repeated="1018"/>
        </table:table-row>
        <table:table-row table:style-name="ro1">
          <table:table-cell table:style-name="ce88" office:value-type="string" calcext:value-type="string" table:number-columns-spanned="4" table:number-rows-spanned="1">
            <text:p>TOTAL</text:p>
          </table:table-cell>
          <table:covered-table-cell table:number-columns-repeated="3" table:style-name="ce93"/>
          <table:table-cell table:style-name="ce96" table:formula="of:=SUM([.E2:.E5])" office:value-type="percentage" office:value="1" calcext:value-type="percentage">
            <text:p>100.0%</text:p>
          </table:table-cell>
          <table:table-cell table:style-name="ce97" table:formula="of:=SUM([.F2:.F5])" office:value-type="percentage" office:value="0.06" calcext:value-type="percentage">
            <text:p>6.0%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 style:data-style-name="N2" text:time-value="10:42:24.5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8-06-18T10:45:13.107000000</dc:date>
    <meta:editing-duration>PT20H31M3S</meta:editing-duration>
    <meta:editing-cycles>55</meta:editing-cycles>
    <meta:generator>LibreOffice/5.3.2.2$Windows_X86_64 LibreOffice_project/6cd4f1ef626f15116896b1d8e1398b56da0d0ee1</meta:generator>
    <meta:document-statistic meta:table-count="3" meta:cell-count="208" meta:object-count="0"/>
  </office:meta>
</office:document-meta>
</file>